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95.89" calcext:value-type="float">
            <text:p>195.8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11.58" calcext:value-type="float">
            <text:p>211.5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8.07" calcext:value-type="float">
            <text:p>198.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6.2" calcext:value-type="float">
            <text:p>196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4.75" calcext:value-type="float">
            <text:p>194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7.05" calcext:value-type="float">
            <text:p>197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95.35" calcext:value-type="float">
            <text:p>195.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93.96" calcext:value-type="float">
            <text:p>193.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9.73" calcext:value-type="float">
            <text:p>209.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95.89" calcext:value-type="float">
            <text:p>195.8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1.95" calcext:value-type="float">
            <text:p>201.9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96.2" calcext:value-type="float">
            <text:p>196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9.83" calcext:value-type="float">
            <text:p>219.83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5.24" calcext:value-type="float">
            <text:p>195.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195.35" calcext:value-type="float">
            <text:p>195.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193.96" calcext:value-type="float">
            <text:p>193.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190" calcext:value-type="float">
            <text:p>19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595.11" calcext:value-type="float">
            <text:p>595.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593.66" calcext:value-type="float">
            <text:p>593.6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81.63" calcext:value-type="float">
            <text:p>381.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05.03" calcext:value-type="float">
            <text:p>605.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599.3" calcext:value-type="float">
            <text:p>599.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74.91" calcext:value-type="float">
            <text:p>374.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01.34" calcext:value-type="float">
            <text:p>601.3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14.37" calcext:value-type="float">
            <text:p>614.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79.04" calcext:value-type="float">
            <text:p>379.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04.83" calcext:value-type="float">
            <text:p>604.8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06.95" calcext:value-type="float">
            <text:p>606.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73.69" calcext:value-type="float">
            <text:p>373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08.86" calcext:value-type="float">
            <text:p>608.8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593.05" calcext:value-type="float">
            <text:p>593.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85.79" calcext:value-type="float">
            <text:p>385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2:.B16])" office:value-type="float" office:value="595.11" calcext:value-type="float">
            <text:p>595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2:.F16])" office:value-type="float" office:value="593.05" calcext:value-type="float">
            <text:p>593.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2:.J16])" office:value-type="float" office:value="373.69" calcext:value-type="float">
            <text:p>373.6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01.31" calcext:value-type="float">
            <text:p>301.3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892.7" calcext:value-type="float">
            <text:p>2892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01.55" calcext:value-type="float">
            <text:p>301.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823.8" calcext:value-type="float">
            <text:p>2823.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93.14" calcext:value-type="float">
            <text:p>293.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884.72" calcext:value-type="float">
            <text:p>288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65.8" calcext:value-type="float">
            <text:p>1765.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92.04" calcext:value-type="float">
            <text:p>292.0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89.75" calcext:value-type="float">
            <text:p>289.7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68.09" calcext:value-type="float">
            <text:p>2868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1:.B25])" office:value-type="float" office:value="289.75" calcext:value-type="float">
            <text:p>289.7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1:.F25])" office:value-type="float" office:value="2801.15" calcext:value-type="float">
            <text:p>2801.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1:.J25])" office:value-type="float" office:value="1765.8" calcext:value-type="float">
            <text:p>1765.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072.1" calcext:value-type="float">
            <text:p>1072.1</text:p>
          </table:table-cell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035.5" calcext:value-type="float">
            <text:p>1035.5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19.35" calcext:value-type="float">
            <text:p>1419.35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046.31" calcext:value-type="float">
            <text:p>1046.3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368.2" calcext:value-type="float">
            <text:p>1368.2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045.74" calcext:value-type="float">
            <text:p>1045.74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0:.B34])" office:value-type="float" office:value="1341.89" calcext:value-type="float">
            <text:p>1341.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0:.F34])" office:value-type="float" office:value="1035.5" calcext:value-type="float">
            <text:p>1035.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9.12" calcext:value-type="float">
            <text:p>1789.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94" calcext:value-type="float">
            <text:p>1810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479.76" calcext:value-type="float">
            <text:p>1479.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3.41" calcext:value-type="float">
            <text:p>1773.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734.15" calcext:value-type="float">
            <text:p>1734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723" calcext:value-type="float">
            <text:p>17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493.71" calcext:value-type="float">
            <text:p>1493.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758.72" calcext:value-type="float">
            <text:p>1758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9:.B43])" office:value-type="float" office:value="1723" calcext:value-type="float">
            <text:p>17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9:.F43])" office:value-type="float" office:value="1753.06" calcext:value-type="float">
            <text:p>1753.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9:.J43])" office:value-type="float" office:value="1438.99" calcext:value-type="float">
            <text:p>1438.9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436.08" calcext:value-type="float">
            <text:p>443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10.2" calcext:value-type="float">
            <text:p>3010.2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449.05" calcext:value-type="float">
            <text:p>4449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325.52" calcext:value-type="float">
            <text:p>4325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000.93" calcext:value-type="float">
            <text:p>3000.9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386.34" calcext:value-type="float">
            <text:p>438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52.88" calcext:value-type="float">
            <text:p>3052.8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08.37" calcext:value-type="float">
            <text:p>3008.3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4250.11" calcext:value-type="float">
            <text:p>4250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2994.14" calcext:value-type="float">
            <text:p>2994.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2:37:20.599756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2:44.695266760</meta:creation-date>
    <dc:date>2024-08-30T12:37:53.591602973</dc:date>
    <meta:editing-duration>PT19M58S</meta:editing-duration>
    <meta:editing-cycles>15</meta:editing-cycles>
    <meta:generator>LibreOffice/24.2.5.2$Linux_X86_64 LibreOffice_project/420$Build-2</meta:generator>
    <meta:document-statistic meta:table-count="1" meta:cell-count="321" meta:object-count="0"/>
  </office:meta>
</office:document-meta>
</file>